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7cm" svg:y="0.1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3.477cm" svg:height="7.58cm" svg:x="0.7cm" svg:y="1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12:02.870521360</dc:date>
    <meta:editing-duration>PT3M49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78cm" svg:height="7.581cm" xlink:href="." xlink:type="simple" chart:class="chart:scatter" chart:style-name="ch1">
        <chart:plot-area chart:style-name="ch2" chart:data-source-has-labels="both" svg:x="0.269cm" svg:y="0.151cm" svg:width="12.94cm" svg:height="7.279cm">
          <chartooo:coordinate-region svg:x="0.415cm" svg:y="0.35cm" svg:width="12.7cm" svg:height="6.881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